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4c9" officeooo:paragraph-rsid="001444c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444c9" officeooo:paragraph-rsid="001444c9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ier xc.h</text:p>
      <text:p text:style-name="P1"/>
      <text:p text:style-name="P1">Utiliser la commande <text:span text:style-name="T2">«locate »</text:span> pour trouver le fichier</text:p>
      <text:p text:style-name="P1"/>
      <text:p text:style-name="P1">Emplacement : /usr/src/linux-headers-3.13.0-44/arch/arm/mach-netx/include/mach/xc.h</text:p>
      <text:p text:style-name="P1">Contenu du fichier :</text:p>
      <text:p text:style-name="P1"/>
      <text:p text:style-name="P1">/*</text:p>
      <text:p text:style-name="P1"><text:s/>* <text:s/>arch/arm/mach-netx/include/mach/xc.h</text:p>
      <text:p text:style-name="P1"><text:s/>*</text:p>
      <text:p text:style-name="P1"><text:s/>* Copyright (C) 2005 Sascha Hauer &lt;s.hauer@pengutronix.de&gt;, Pengutronix</text:p>
      <text:p text:style-name="P1"><text:s/>*</text:p>
      <text:p text:style-name="P1"><text:s/>* This program is free software; you can redistribute it and/or modify</text:p>
      <text:p text:style-name="P1"><text:s/>* it under the terms of the GNU General Public License version 2</text:p>
      <text:p text:style-name="P1"><text:s/>* as published by the Free Software Foundation.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; if not, write to the Free Software</text:p>
      <text:p text:style-name="P1"><text:s/>* Foundation, Inc., 59 Temple Place, Suite 330, Boston, MA <text:s/>02111-1307 <text:s/>USA</text:p>
      <text:p text:style-name="P1"><text:s/>*/</text:p>
      <text:p text:style-name="P1"/>
      <text:p text:style-name="P1">#ifndef __ASM_ARCH_XC_H</text:p>
      <text:p text:style-name="P1">#define __ASM_ARCH_XC_H</text:p>
      <text:p text:style-name="P1"/>
      <text:p text:style-name="P1">struct xc {</text:p>
      <text:p text:style-name="P1"><text:tab/>int no;</text:p>
      <text:p text:style-name="P1"><text:tab/>unsigned int type;</text:p>
      <text:p text:style-name="P1"><text:tab/>unsigned int version;</text:p>
      <text:p text:style-name="P1"><text:tab/>void __iomem *xpec_base;</text:p>
      <text:p text:style-name="P1"><text:tab/>void __iomem *xmac_base;</text:p>
      <text:p text:style-name="P1"><text:tab/>void __iomem *sram_base;</text:p>
      <text:p text:style-name="P1"><text:tab/>int irq;</text:p>
      <text:p text:style-name="P1"><text:tab/>struct device *dev;</text:p>
      <text:p text:style-name="P1">};</text:p>
      <text:p text:style-name="P1"/>
      <text:p text:style-name="P1">int xc_reset(struct xc *x);</text:p>
      <text:p text:style-name="P1">int xc_stop(struct xc* x);</text:p>
      <text:p text:style-name="P1">int xc_start(struct xc *x);</text:p>
      <text:p text:style-name="P1">int xc_running(struct xc *x);</text:p>
      <text:p text:style-name="P1">int xc_request_firmware(struct xc* x);</text:p>
      <text:p text:style-name="P1">struct xc* request_xc(int xcno, struct device *dev);</text:p>
      <text:p text:style-name="P1">void free_xc(struct xc *x);</text:p>
      <text:p text:style-name="P1"/>
      <text:p text:style-name="P1">#endif /* __ASM_ARCH_XC_H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8:57:52.921219289</meta:creation-date>
    <meta:print-date>2015-04-17T09:06:09.871027378</meta:print-date>
    <dc:date>2015-04-17T09:08:25.578935284</dc:date>
    <meta:editing-duration>P0D</meta:editing-duration>
    <meta:editing-cycles>1</meta:editing-cycles>
    <meta:document-statistic meta:table-count="0" meta:image-count="0" meta:object-count="0" meta:page-count="1" meta:paragraph-count="42" meta:word-count="211" meta:character-count="1392" meta:non-whitespace-character-count="1194"/>
    <meta:generator>LibreOffice/4.2.7.2$Linux_X86_64 LibreOffice_project/420m0$Build-2</meta:generator>
  </office:meta>
</office:document-meta>
</file>